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47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z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frica/Abidjan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rica/Accra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frica/Addis_Ababa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frica/Algiers</text:p>
          </table:table-cell>
          <table:table-cell office:value-type="string">
            <text:p>CET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frica/Asmara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frica/Bamako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frica/Bangui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frica/Banjul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frica/Bissau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frica/Blantyre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frica/Brazzaville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frica/Bujumbura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frica/Cairo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frica/Casablanca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frica/Ceuta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frica/Conakry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frica/Dakar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frica/Dar_es_Salaam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frica/Djibouti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frica/Douala</text:p>
          </table:table-cell>
          <table:table-cell office:value-type="string">
            <text:p>WAT-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rica/El_Aaiun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frica/Freetown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frica/Gaborone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frica/Harare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frica/Johannesburg</text:p>
          </table:table-cell>
          <table:table-cell office:value-type="string">
            <text:p>SAST-2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frica/Juba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frica/Kampala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frica/Khartoum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frica/Kigali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frica/Kinshasa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frica/Lagos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frica/Libreville</text:p>
          </table:table-cell>
          <table:table-cell office:value-type="string">
            <text:p>WAT-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frica/Lome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frica/Luanda</text:p>
          </table:table-cell>
          <table:table-cell office:value-type="string">
            <text:p>WAT-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frica/Lubumbashi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frica/Lusaka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frica/Malabo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frica/Maputo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frica/Maseru</text:p>
          </table:table-cell>
          <table:table-cell office:value-type="string">
            <text:p>SAST-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frica/Mbabane</text:p>
          </table:table-cell>
          <table:table-cell office:value-type="string">
            <text:p>SAST-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frica/Mogadishu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frica/Monrovia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frica/Nairobi</text:p>
          </table:table-cell>
          <table:table-cell office:value-type="string">
            <text:p>EAT-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frica/Ndjamena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frica/Niamey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frica/Nouakchott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frica/Ouagadougou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frica/Porto-Novo</text:p>
          </table:table-cell>
          <table:table-cell office:value-type="string">
            <text:p>WAT-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frica/Sao_Tome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frica/Tripoli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frica/Tunis</text:p>
          </table:table-cell>
          <table:table-cell office:value-type="string">
            <text:p>CET-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frica/Windhoek</text:p>
          </table:table-cell>
          <table:table-cell office:value-type="string">
            <text:p>CAT-2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merica/Adak</text:p>
          </table:table-cell>
          <table:table-cell office:value-type="string">
            <text:p>HST10HDT,M3.2.0,M11.1.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merica/Anchorage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merica/Anguilla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merica/Antigua</text:p>
          </table:table-cell>
          <table:table-cell office:value-type="string">
            <text:p>AST4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merica/Araguain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merica/Argentina/Buenos_Aires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merica/Argentina/Catamarc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merica/Argentina/Cordob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merica/Argentina/Jujuy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merica/Argentina/La_Rioj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merica/Argentina/Mendoz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merica/Argentina/Rio_Gallegos</text:p>
          </table:table-cell>
          <table:table-cell office:value-type="string">
            <text:p>&lt;-03&gt;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merica/Argentina/Salt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merica/Argentina/San_Juan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merica/Argentina/San_Luis</text:p>
          </table:table-cell>
          <table:table-cell office:value-type="string">
            <text:p>&lt;-03&gt;3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merica/Argentina/Tucuman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merica/Argentina/Ushuai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erica/Aruba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merica/Asuncion</text:p>
          </table:table-cell>
          <table:table-cell office:value-type="string">
            <text:p>&lt;-04&gt;4&lt;-03&gt;,M10.1.0/0,M3.4.0/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merica/Atikokan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erica/Bahi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merica/Bahia_Banderas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merica/Barbados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merica/Belem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merica/Belize</text:p>
          </table:table-cell>
          <table:table-cell office:value-type="string">
            <text:p>CST6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merica/Blanc-Sablon</text:p>
          </table:table-cell>
          <table:table-cell office:value-type="string">
            <text:p>AST4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merica/Boa_Vista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merica/Bogota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merica/Boise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merica/Cambridge_Bay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merica/Campo_Grande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merica/Cancun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merica/Caracas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merica/Cayenne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merica/Cayman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merica/Chicago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merica/Chihuahua</text:p>
          </table:table-cell>
          <table:table-cell office:value-type="string">
            <text:p>MST7MDT,M4.1.0,M10.5.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merica/Costa_Rica</text:p>
          </table:table-cell>
          <table:table-cell office:value-type="string">
            <text:p>CST6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merica/Creston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merica/Cuiaba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merica/Curacao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merica/Danmarkshavn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merica/Dawson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merica/Dawson_Creek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merica/Denver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merica/Detroit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merica/Dominica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merica/Edmonton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merica/Eirunepe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merica/El_Salvador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merica/Fortalez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merica/Fort_Nelson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merica/Glace_Bay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merica/Godthab</text:p>
          </table:table-cell>
          <table:table-cell office:value-type="string">
            <text:p>&lt;-03&gt;3&lt;-02&gt;,M3.5.0/-2,M10.5.0/-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merica/Goose_Bay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merica/Grand_Turk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merica/Grenada</text:p>
          </table:table-cell>
          <table:table-cell office:value-type="string">
            <text:p>AST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America/Guadeloupe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merica/Guatemala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merica/Guayaquil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merica/Guyana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merica/Halifax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merica/Havana</text:p>
          </table:table-cell>
          <table:table-cell office:value-type="string">
            <text:p>CST5CDT,M3.2.0/0,M11.1.0/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merica/Hermosillo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merica/Indiana/Indianapolis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merica/Indiana/Knox</text:p>
          </table:table-cell>
          <table:table-cell office:value-type="string">
            <text:p>CST6CDT,M3.2.0,M11.1.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America/Indiana/Marengo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merica/Indiana/Petersburg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merica/Indiana/Tell_City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merica/Indiana/Vevay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merica/Indiana/Vincennes</text:p>
          </table:table-cell>
          <table:table-cell office:value-type="string">
            <text:p>EST5EDT,M3.2.0,M11.1.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America/Indiana/Winamac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merica/Inuvik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merica/Iqaluit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merica/Jamaica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merica/Juneau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merica/Kentucky/Louisville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merica/Kentucky/Monticello</text:p>
          </table:table-cell>
          <table:table-cell office:value-type="string">
            <text:p>EST5EDT,M3.2.0,M11.1.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America/Kralendijk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merica/La_Paz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America/Lima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merica/Los_Angeles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merica/Lower_Princes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merica/Maceio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merica/Managua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merica/Manaus</text:p>
          </table:table-cell>
          <table:table-cell office:value-type="string">
            <text:p>&lt;-04&gt;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America/Marigot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merica/Martinique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merica/Matamoros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merica/Mazatlan</text:p>
          </table:table-cell>
          <table:table-cell office:value-type="string">
            <text:p>MST7MDT,M4.1.0,M10.5.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merica/Menominee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merica/Merida</text:p>
          </table:table-cell>
          <table:table-cell office:value-type="string">
            <text:p>CST6CDT,M4.1.0,M10.5.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America/Metlakatla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erica/Mexico_City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merica/Miquelon</text:p>
          </table:table-cell>
          <table:table-cell office:value-type="string">
            <text:p>&lt;-03&gt;3&lt;-02&gt;,M3.2.0,M11.1.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merica/Moncton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merica/Monterrey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merica/Montevideo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merica/Montreal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merica/Montserrat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merica/Nassau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merica/New_York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merica/Nipigon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merica/Nome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merica/Noronha</text:p>
          </table:table-cell>
          <table:table-cell office:value-type="string">
            <text:p>&lt;-02&gt;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merica/North_Dakota/Beulah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merica/North_Dakota/Center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merica/North_Dakota/New_Salem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merica/Nuuk</text:p>
          </table:table-cell>
          <table:table-cell office:value-type="string">
            <text:p>&lt;-03&gt;3&lt;-02&gt;,M3.5.0/-2,M10.5.0/-1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America/Ojinaga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merica/Panama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merica/Pangnirtung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merica/Paramaribo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merica/Phoenix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merica/Port-au-Prince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merica/Port_of_Spain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merica/Porto_Velho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merica/Puerto_Rico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merica/Punta_Arenas</text:p>
          </table:table-cell>
          <table:table-cell office:value-type="string">
            <text:p>&lt;-03&gt;3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merica/Rainy_River</text:p>
          </table:table-cell>
          <table:table-cell office:value-type="string">
            <text:p>CST6CDT,M3.2.0,M11.1.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merica/Rankin_Inlet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merica/Recife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merica/Regina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merica/Resolute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merica/Rio_Branco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America/Santarem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merica/Santiago</text:p>
          </table:table-cell>
          <table:table-cell office:value-type="string">
            <text:p>&lt;-04&gt;4&lt;-03&gt;,M9.1.6/24,M4.1.6/2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merica/Santo_Domingo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merica/Sao_Paulo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merica/Scoresbysund</text:p>
          </table:table-cell>
          <table:table-cell office:value-type="string">
            <text:p>&lt;-01&gt;1&lt;+00&gt;,M3.5.0/0,M10.5.0/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merica/Sitka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merica/St_Barthelemy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merica/St_Johns</text:p>
          </table:table-cell>
          <table:table-cell office:value-type="string">
            <text:p>NST3:30NDT,M3.2.0,M11.1.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merica/St_Kitts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merica/St_Lucia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America/St_Thomas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merica/St_Vincent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America/Swift_Current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America/Tegucigalpa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merica/Thule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merica/Thunder_Bay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America/Tijuana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America/Toronto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merica/Tortola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merica/Vancouver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merica/Whitehorse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merica/Winnipeg</text:p>
          </table:table-cell>
          <table:table-cell office:value-type="string">
            <text:p>CST6CDT,M3.2.0,M11.1.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America/Yakutat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America/Yellowknife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Antarctica/Casey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Antarctica/Davis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Antarctica/DumontDUrville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ntarctica/Macquarie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Antarctica/Mawson</text:p>
          </table:table-cell>
          <table:table-cell office:value-type="string">
            <text:p>&lt;+05&gt;-5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Antarctica/McMurdo</text:p>
          </table:table-cell>
          <table:table-cell office:value-type="string">
            <text:p>NZST-12NZDT,M9.5.0,M4.1.0/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ntarctica/Palmer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ntarctica/Rothera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ntarctica/Syowa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ntarctica/Troll</text:p>
          </table:table-cell>
          <table:table-cell office:value-type="string">
            <text:p>&lt;+00&gt;0&lt;+02&gt;-2,M3.5.0/1,M10.5.0/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ntarctica/Vostok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rctic/Longyearbyen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sia/Aden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sia/Almaty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Asia/Amman</text:p>
          </table:table-cell>
          <table:table-cell office:value-type="string">
            <text:p>EET-2EEST,M2.5.4/24,M10.5.5/1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Asia/Anadyr</text:p>
          </table:table-cell>
          <table:table-cell office:value-type="string">
            <text:p>&lt;+12&gt;-12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Asia/Aqtau</text:p>
          </table:table-cell>
          <table:table-cell office:value-type="string">
            <text:p>&lt;+05&gt;-5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Asia/Aqtobe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Asia/Ashgabat</text:p>
          </table:table-cell>
          <table:table-cell office:value-type="string">
            <text:p>&lt;+05&gt;-5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Asia/Atyrau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sia/Baghdad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sia/Bahrain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Asia/Baku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sia/Bangkok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Asia/Barnaul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sia/Beirut</text:p>
          </table:table-cell>
          <table:table-cell office:value-type="string">
            <text:p>EET-2EEST,M3.5.0/0,M10.5.0/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Asia/Bishkek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Asia/Brunei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Asia/Chita</text:p>
          </table:table-cell>
          <table:table-cell office:value-type="string">
            <text:p>&lt;+09&gt;-9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Asia/Choibalsan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sia/Colombo</text:p>
          </table:table-cell>
          <table:table-cell office:value-type="string">
            <text:p>&lt;+0530&gt;-5:3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Asia/Damascus</text:p>
          </table:table-cell>
          <table:table-cell office:value-type="string">
            <text:p>EET-2EEST,M3.5.5/0,M10.5.5/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sia/Dhaka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Asia/Dili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sia/Dubai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sia/Dushanbe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sia/Famagusta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sia/Gaza</text:p>
          </table:table-cell>
          <table:table-cell office:value-type="string">
            <text:p>EET-2EEST,M3.4.4/48,M10.5.5/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sia/Hebron</text:p>
          </table:table-cell>
          <table:table-cell office:value-type="string">
            <text:p>EET-2EEST,M3.4.4/48,M10.5.5/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Asia/Ho_Chi_Minh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Asia/Hong_Kong</text:p>
          </table:table-cell>
          <table:table-cell office:value-type="string">
            <text:p>HKT-8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Asia/Hovd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Asia/Irkutsk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Asia/Jakarta</text:p>
          </table:table-cell>
          <table:table-cell office:value-type="string">
            <text:p>WIB-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Asia/Jayapura</text:p>
          </table:table-cell>
          <table:table-cell office:value-type="string">
            <text:p>WIT-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sia/Jerusalem</text:p>
          </table:table-cell>
          <table:table-cell office:value-type="string">
            <text:p>IST-2IDT,M3.4.4/26,M10.5.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Asia/Kabul</text:p>
          </table:table-cell>
          <table:table-cell office:value-type="string">
            <text:p>&lt;+0430&gt;-4:3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Asia/Kamchatka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Asia/Karachi</text:p>
          </table:table-cell>
          <table:table-cell office:value-type="string">
            <text:p>PKT-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Asia/Kathmandu</text:p>
          </table:table-cell>
          <table:table-cell office:value-type="string">
            <text:p>&lt;+0545&gt;-5:45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Asia/Khandyga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sia/Kolkata</text:p>
          </table:table-cell>
          <table:table-cell office:value-type="string">
            <text:p>IST-5:3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Asia/Krasnoyarsk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sia/Kuala_Lumpur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sia/Kuching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Asia/Kuwait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sia/Macau</text:p>
          </table:table-cell>
          <table:table-cell office:value-type="string">
            <text:p>CST-8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Asia/Magadan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sia/Makassar</text:p>
          </table:table-cell>
          <table:table-cell office:value-type="string">
            <text:p>WITA-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sia/Manila</text:p>
          </table:table-cell>
          <table:table-cell office:value-type="string">
            <text:p>PST-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Asia/Muscat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Asia/Nicosia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sia/Novokuznetsk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sia/Novosibirsk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sia/Omsk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sia/Oral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sia/Phnom_Penh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sia/Pontianak</text:p>
          </table:table-cell>
          <table:table-cell office:value-type="string">
            <text:p>WIB-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sia/Pyongyang</text:p>
          </table:table-cell>
          <table:table-cell office:value-type="string">
            <text:p>KST-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Asia/Qatar</text:p>
          </table:table-cell>
          <table:table-cell office:value-type="string">
            <text:p>&lt;+03&gt;-3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Asia/Qyzylorda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Asia/Riyadh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Asia/Sakhalin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sia/Samarkand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sia/Seoul</text:p>
          </table:table-cell>
          <table:table-cell office:value-type="string">
            <text:p>KST-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sia/Shanghai</text:p>
          </table:table-cell>
          <table:table-cell office:value-type="string">
            <text:p>CST-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Asia/Singapore</text:p>
          </table:table-cell>
          <table:table-cell office:value-type="string">
            <text:p>&lt;+08&gt;-8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Asia/Srednekolymsk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sia/Taipei</text:p>
          </table:table-cell>
          <table:table-cell office:value-type="string">
            <text:p>CST-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sia/Tashkent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sia/Tbilisi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Asia/Tehran</text:p>
          </table:table-cell>
          <table:table-cell office:value-type="string">
            <text:p>&lt;+0330&gt;-3:30&lt;+0430&gt;,J79/24,J263/2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Asia/Thimphu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Asia/Tokyo</text:p>
          </table:table-cell>
          <table:table-cell office:value-type="string">
            <text:p>JST-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Asia/Tomsk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Asia/Ulaanbaatar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Asia/Urumqi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Asia/Ust-Nera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sia/Vientiane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sia/Vladivostok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sia/Yakutsk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sia/Yangon</text:p>
          </table:table-cell>
          <table:table-cell office:value-type="string">
            <text:p>&lt;+0630&gt;-6:3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sia/Yekaterinburg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Asia/Yerevan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Atlantic/Azores</text:p>
          </table:table-cell>
          <table:table-cell office:value-type="string">
            <text:p>&lt;-01&gt;1&lt;+00&gt;,M3.5.0/0,M10.5.0/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Atlantic/Bermuda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tlantic/Canary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Atlantic/Cape_Verde</text:p>
          </table:table-cell>
          <table:table-cell office:value-type="string">
            <text:p>&lt;-01&gt;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tlantic/Faroe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Atlantic/Madeira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Atlantic/Reykjavik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Atlantic/South_Georgia</text:p>
          </table:table-cell>
          <table:table-cell office:value-type="string">
            <text:p>&lt;-02&gt;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tlantic/Stanley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tlantic/St_Helena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ustralia/Adelaide</text:p>
          </table:table-cell>
          <table:table-cell office:value-type="string">
            <text:p>ACST-9:30ACDT,M10.1.0,M4.1.0/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ustralia/Brisbane</text:p>
          </table:table-cell>
          <table:table-cell office:value-type="string">
            <text:p>AEST-1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ustralia/Broken_Hill</text:p>
          </table:table-cell>
          <table:table-cell office:value-type="string">
            <text:p>ACST-9:30ACDT,M10.1.0,M4.1.0/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ustralia/Currie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Australia/Darwin</text:p>
          </table:table-cell>
          <table:table-cell office:value-type="string">
            <text:p>ACST-9:3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Australia/Eucla</text:p>
          </table:table-cell>
          <table:table-cell office:value-type="string">
            <text:p>&lt;+0845&gt;-8:4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Australia/Hobart</text:p>
          </table:table-cell>
          <table:table-cell office:value-type="string">
            <text:p>AEST-10AEDT,M10.1.0,M4.1.0/3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ustralia/Lindeman</text:p>
          </table:table-cell>
          <table:table-cell office:value-type="string">
            <text:p>AEST-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Australia/Lord_Howe</text:p>
          </table:table-cell>
          <table:table-cell office:value-type="string">
            <text:p>&lt;+1030&gt;-10:30&lt;+11&gt;-11,M10.1.0,M4.1.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Australia/Melbourne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Australia/Perth</text:p>
          </table:table-cell>
          <table:table-cell office:value-type="string">
            <text:p>AWST-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Australia/Sydney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Europe/Amsterdam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Europe/Andorra</text:p>
          </table:table-cell>
          <table:table-cell office:value-type="string">
            <text:p>CET-1CEST,M3.5.0,M10.5.0/3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Europe/Astrakhan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Europe/Athens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Europe/Belgrade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Europe/Berlin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Europe/Bratislava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urope/Brussels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Europe/Bucharest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Europe/Budapest</text:p>
          </table:table-cell>
          <table:table-cell office:value-type="string">
            <text:p>CET-1CEST,M3.5.0,M10.5.0/3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Europe/Busingen</text:p>
          </table:table-cell>
          <table:table-cell office:value-type="string">
            <text:p>CET-1CEST,M3.5.0,M10.5.0/3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Europe/Chisinau</text:p>
          </table:table-cell>
          <table:table-cell office:value-type="string">
            <text:p>EET-2EEST,M3.5.0,M10.5.0/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Europe/Copenhagen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Europe/Dublin</text:p>
          </table:table-cell>
          <table:table-cell office:value-type="string">
            <text:p>IST-1GMT0,M10.5.0,M3.5.0/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urope/Gibraltar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Europe/Guernsey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Europe/Helsinki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Europe/Isle_of_Man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Europe/Istanbul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Europe/Jersey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Europe/Kaliningrad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Europe/Kiev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Europe/Kirov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Europe/Lisbon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Europe/Ljubljana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urope/London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Europe/Luxembourg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Europe/Madrid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Europe/Malta</text:p>
          </table:table-cell>
          <table:table-cell office:value-type="string">
            <text:p>CET-1CEST,M3.5.0,M10.5.0/3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Europe/Mariehamn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Europe/Minsk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Europe/Monaco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Europe/Moscow</text:p>
          </table:table-cell>
          <table:table-cell office:value-type="string">
            <text:p>MSK-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urope/Oslo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urope/Paris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Europe/Podgorica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Europe/Prague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Europe/Riga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Europe/Rome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Europe/Samara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Europe/San_Marino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Europe/Sarajevo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Europe/Saratov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Europe/Simferopol</text:p>
          </table:table-cell>
          <table:table-cell office:value-type="string">
            <text:p>MSK-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Europe/Skopje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Europe/Sofia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Europe/Stockholm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Europe/Tallinn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Europe/Tirane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Europe/Ulyanovsk</text:p>
          </table:table-cell>
          <table:table-cell office:value-type="string">
            <text:p>&lt;+04&gt;-4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Europe/Uzhgorod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Europe/Vaduz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Europe/Vatican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Europe/Vienna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urope/Vilnius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Europe/Volgograd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Europe/Warsaw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Europe/Zagreb</text:p>
          </table:table-cell>
          <table:table-cell office:value-type="string">
            <text:p>CET-1CEST,M3.5.0,M10.5.0/3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Europe/Zaporozhye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Europe/Zurich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Indian/Antananarivo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Indian/Chagos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Indian/Christmas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Indian/Cocos</text:p>
          </table:table-cell>
          <table:table-cell office:value-type="string">
            <text:p>&lt;+0630&gt;-6:30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Indian/Comoro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Indian/Kerguelen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Indian/Mahe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Indian/Maldives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Indian/Mauritius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Indian/Mayotte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Indian/Reunion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acific/Apia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acific/Auckland</text:p>
          </table:table-cell>
          <table:table-cell office:value-type="string">
            <text:p>NZST-12NZDT,M9.5.0,M4.1.0/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acific/Bougainville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Pacific/Chatham</text:p>
          </table:table-cell>
          <table:table-cell office:value-type="string">
            <text:p>&lt;+1245&gt;-12:45&lt;+1345&gt;,M9.5.0/2:45,M4.1.0/3:4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acific/Chuuk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acific/Easter</text:p>
          </table:table-cell>
          <table:table-cell office:value-type="string">
            <text:p>&lt;-06&gt;6&lt;-05&gt;,M9.1.6/22,M4.1.6/2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acific/Efate</text:p>
          </table:table-cell>
          <table:table-cell office:value-type="string">
            <text:p>&lt;+11&gt;-11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Pacific/Enderbury</text:p>
          </table:table-cell>
          <table:table-cell office:value-type="string">
            <text:p>&lt;+13&gt;-13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Pacific/Fakaofo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acific/Fiji</text:p>
          </table:table-cell>
          <table:table-cell office:value-type="string">
            <text:p>&lt;+12&gt;-12&lt;+13&gt;,M11.2.0,M1.2.3/99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Pacific/Funafuti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acific/Galapagos</text:p>
          </table:table-cell>
          <table:table-cell office:value-type="string">
            <text:p>&lt;-06&gt;6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acific/Gambier</text:p>
          </table:table-cell>
          <table:table-cell office:value-type="string">
            <text:p>&lt;-09&gt;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acific/Guadalcanal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acific/Guam</text:p>
          </table:table-cell>
          <table:table-cell office:value-type="string">
            <text:p>ChST-1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acific/Honolulu</text:p>
          </table:table-cell>
          <table:table-cell office:value-type="string">
            <text:p>HST1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acific/Kiritimati</text:p>
          </table:table-cell>
          <table:table-cell office:value-type="string">
            <text:p>&lt;+14&gt;-1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acific/Kosrae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acific/Kwajalein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acific/Majuro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acific/Marquesas</text:p>
          </table:table-cell>
          <table:table-cell office:value-type="string">
            <text:p>&lt;-0930&gt;9:3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acific/Midway</text:p>
          </table:table-cell>
          <table:table-cell office:value-type="string">
            <text:p>SST1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acific/Nauru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acific/Niue</text:p>
          </table:table-cell>
          <table:table-cell office:value-type="string">
            <text:p>&lt;-11&gt;1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acific/Norfolk</text:p>
          </table:table-cell>
          <table:table-cell office:value-type="string">
            <text:p>&lt;+11&gt;-11&lt;+12&gt;,M10.1.0,M4.1.0/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Pacific/Noumea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acific/Pago_Pago</text:p>
          </table:table-cell>
          <table:table-cell office:value-type="string">
            <text:p>SST1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cific/Palau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cific/Pitcairn</text:p>
          </table:table-cell>
          <table:table-cell office:value-type="string">
            <text:p>&lt;-08&gt;8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Pacific/Pohnpei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cific/Port_Moresby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acific/Rarotonga</text:p>
          </table:table-cell>
          <table:table-cell office:value-type="string">
            <text:p>&lt;-10&gt;1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cific/Saipan</text:p>
          </table:table-cell>
          <table:table-cell office:value-type="string">
            <text:p>ChST-1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Pacific/Tahiti</text:p>
          </table:table-cell>
          <table:table-cell office:value-type="string">
            <text:p>&lt;-10&gt;1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acific/Tarawa</text:p>
          </table:table-cell>
          <table:table-cell office:value-type="string">
            <text:p>&lt;+12&gt;-12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Pacific/Tongatapu</text:p>
          </table:table-cell>
          <table:table-cell office:value-type="string">
            <text:p>&lt;+13&gt;-13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Pacific/Wake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acific/Wallis</text:p>
          </table:table-cell>
          <table:table-cell office:value-type="string">
            <text:p>&lt;+12&gt;-12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Etc/GMT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tc/GMT-0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tc/GMT-1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tc/GMT-2</text:p>
          </table:table-cell>
          <table:table-cell office:value-type="string">
            <text:p>&lt;+02&gt;-2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Etc/GMT-3</text:p>
          </table:table-cell>
          <table:table-cell office:value-type="string">
            <text:p>&lt;+03&gt;-3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Etc/GMT-4</text:p>
          </table:table-cell>
          <table:table-cell office:value-type="string">
            <text:p>&lt;+04&gt;-4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Etc/GMT-5</text:p>
          </table:table-cell>
          <table:table-cell office:value-type="string">
            <text:p>&lt;+05&gt;-5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Etc/GMT-6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tc/GMT-7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tc/GMT-8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tc/GMT-9</text:p>
          </table:table-cell>
          <table:table-cell office:value-type="string">
            <text:p>&lt;+09&gt;-9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Etc/GMT-10</text:p>
          </table:table-cell>
          <table:table-cell office:value-type="string">
            <text:p>&lt;+10&gt;-10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Etc/GMT-11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Etc/GMT-12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tc/GMT-13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tc/GMT-14</text:p>
          </table:table-cell>
          <table:table-cell office:value-type="string">
            <text:p>&lt;+14&gt;-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tc/GMT0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Etc/GMT+0</text:p>
          </table:table-cell>
          <table:table-cell office:value-type="string">
            <text:p>GMT0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Etc/GMT+1</text:p>
          </table:table-cell>
          <table:table-cell office:value-type="string">
            <text:p>&lt;-01&gt;1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Etc/GMT+2</text:p>
          </table:table-cell>
          <table:table-cell office:value-type="string">
            <text:p>&lt;-02&gt;2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Etc/GMT+3</text:p>
          </table:table-cell>
          <table:table-cell office:value-type="string">
            <text:p>&lt;-03&gt;3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Etc/GMT+4</text:p>
          </table:table-cell>
          <table:table-cell office:value-type="string">
            <text:p>&lt;-04&gt;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Etc/GMT+5</text:p>
          </table:table-cell>
          <table:table-cell office:value-type="string">
            <text:p>&lt;-05&gt;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Etc/GMT+6</text:p>
          </table:table-cell>
          <table:table-cell office:value-type="string">
            <text:p>&lt;-06&gt;6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tc/GMT+7</text:p>
          </table:table-cell>
          <table:table-cell office:value-type="string">
            <text:p>&lt;-07&gt;7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Etc/GMT+8</text:p>
          </table:table-cell>
          <table:table-cell office:value-type="string">
            <text:p>&lt;-08&gt;8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Etc/GMT+9</text:p>
          </table:table-cell>
          <table:table-cell office:value-type="string">
            <text:p>&lt;-09&gt;9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Etc/GMT+10</text:p>
          </table:table-cell>
          <table:table-cell office:value-type="string">
            <text:p>&lt;-10&gt;10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tc/GMT+11</text:p>
          </table:table-cell>
          <table:table-cell office:value-type="string">
            <text:p>&lt;-11&gt;1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Etc/GMT+12</text:p>
          </table:table-cell>
          <table:table-cell office:value-type="string">
            <text:p>&lt;-12&gt;12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Etc/UCT</text:p>
          </table:table-cell>
          <table:table-cell office:value-type="string">
            <text:p>UTC0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Etc/UTC</text:p>
          </table:table-cell>
          <table:table-cell office:value-type="string">
            <text:p>UTC0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Etc/Greenwich</text:p>
          </table:table-cell>
          <table:table-cell office:value-type="string">
            <text:p>GMT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Etc/Universal</text:p>
          </table:table-cell>
          <table:table-cell office:value-type="string">
            <text:p>UTC0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Etc/Zulu</text:p>
          </table:table-cell>
          <table:table-cell office:value-type="string">
            <text:p>UTC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/>
          <table:table-cell office:value-type="string">
            <text:p>z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T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ST-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ST-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ST-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AT-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ET-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AT-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HST10HDT,M3.2.0,M11.1.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&lt;-04&gt;4&lt;-03&gt;,M10.1.0/0,M3.4.0/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ST7MDT,M4.1.0,M10.5.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&lt;-03&gt;3&lt;-02&gt;,M3.5.0/-2,M10.5.0/-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ST5CDT,M3.2.0/0,M11.1.0/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MST7MDT,M4.1.0,M10.5.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&lt;-03&gt;3&lt;-02&gt;,M3.2.0,M11.1.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ST6CDT,M4.1.0,M10.5.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&lt;-02&gt;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&lt;-03&gt;3&lt;-02&gt;,M3.5.0/-2,M10.5.0/-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EST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&lt;-04&gt;4&lt;-03&gt;,M9.1.6/24,M4.1.6/2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&lt;-01&gt;1&lt;+00&gt;,M3.5.0/0,M10.5.0/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NST3:30NDT,M3.2.0,M11.1.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ST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EST5EDT,M3.2.0,M11.1.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ST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ST8PDT,M3.2.0,M11.1.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ST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ST6CDT,M3.2.0,M11.1.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KST9AKDT,M3.2.0,M11.1.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MST7MDT,M3.2.0,M11.1.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ZST-12NZDT,M9.5.0,M4.1.0/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&lt;+00&gt;0&lt;+02&gt;-2,M3.5.0/1,M10.5.0/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EET-2EEST,M2.5.4/24,M10.5.5/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EET-2EEST,M3.5.0/0,M10.5.0/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&lt;+0530&gt;-5:3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EET-2EEST,M3.5.5/0,M10.5.5/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EET-2EEST,M3.4.4/48,M10.5.5/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EET-2EEST,M3.4.4/48,M10.5.5/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HKT-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WIB-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WIT-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IST-2IDT,M3.4.4/26,M10.5.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&lt;+0430&gt;-4:3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KT-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&lt;+0545&gt;-5:4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IST-5:3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ST-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WITA-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ST-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WIB-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ST-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KST-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CST-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CST-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&lt;+0330&gt;-3:30&lt;+0430&gt;,J79/24,J263/24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JST-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&lt;+0630&gt;-6:3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&lt;-01&gt;1&lt;+00&gt;,M3.5.0/0,M10.5.0/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AST4ADT,M3.2.0,M11.1.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&lt;-01&gt;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&lt;-02&gt;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CST-9:30ACDT,M10.1.0,M4.1.0/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EST-1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CST-9:30ACDT,M10.1.0,M4.1.0/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ACST-9:3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&lt;+0845&gt;-8:4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AEST-1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&lt;+1030&gt;-10:30&lt;+11&gt;-11,M10.1.0,M4.1.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AWST-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AEST-10AEDT,M10.1.0,M4.1.0/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EET-2EEST,M3.5.0,M10.5.0/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IST-1GMT0,M10.5.0,M3.5.0/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EET-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WET0WEST,M3.5.0/1,M10.5.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GMT0BST,M3.5.0/1,M10.5.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SK-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SK-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EET-2EEST,M3.5.0/3,M10.5.0/4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ET-1CEST,M3.5.0,M10.5.0/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&lt;+0630&gt;-6:3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EAT-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NZST-12NZDT,M9.5.0,M4.1.0/3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&lt;+1245&gt;-12:45&lt;+1345&gt;,M9.5.0/2:45,M4.1.0/3:4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&lt;-06&gt;6&lt;-05&gt;,M9.1.6/22,M4.1.6/2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&lt;+12&gt;-12&lt;+13&gt;,M11.2.0,M1.2.3/99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&lt;-06&gt;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&lt;-09&gt;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ChST-1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HST1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&lt;+14&gt;-14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&lt;-0930&gt;9:3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SST1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&lt;-11&gt;1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&lt;+11&gt;-11&lt;+12&gt;,M10.1.0,M4.1.0/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SST11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&lt;-08&gt;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&lt;-10&gt;1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hST-1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&lt;-10&gt;1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&lt;+01&gt;-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&lt;+02&gt;-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&lt;+03&gt;-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&lt;+04&gt;-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&lt;+05&gt;-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&lt;+06&gt;-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&lt;+07&gt;-7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&lt;+08&gt;-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&lt;+09&gt;-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&lt;+10&gt;-1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&lt;+11&gt;-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&lt;+12&gt;-12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&lt;+13&gt;-1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&lt;+14&gt;-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&lt;-01&gt;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&lt;-02&gt;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&lt;-03&gt;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&lt;-04&gt;4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&lt;-05&gt;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&lt;-06&gt;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&lt;-07&gt;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&lt;-08&gt;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&lt;-09&gt;9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&lt;-10&gt;1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&lt;-11&gt;1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&lt;-12&gt;12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UTC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UTC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GMT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UTC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UTC0</text:p>
          </table:table-cell>
        </table:table-row>
      </table:table>
      <table:table table:name="Sheet3" table:style-name="ta1" table:print="false">
        <table:table-column table:style-name="co4" table:number-columns-repeated="2" table:default-cell-style-name="Default"/>
        <table:table-row table:style-name="ro3">
          <table:table-cell office:value-type="string">
            <text:p>index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frica/Abidja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rica/Acc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frica/Addis_Abab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frica/Algier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frica/Asmar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frica/Bamak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frica/Bangui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frica/Banju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frica/Bissa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frica/Blantyr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frica/Brazzavill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frica/Bujumbur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frica/Cair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frica/Casablanc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frica/Ceut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frica/Conakr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frica/Daka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frica/Dar_es_Salaam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frica/Djibouti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frica/Doual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frica/El_Aaiun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frica/Freetow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frica/Gaboron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frica/Harar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frica/Johannesburg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frica/Juba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frica/Kampala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frica/Khartou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frica/Kigali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frica/Kinshasa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frica/Lago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frica/Librevill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frica/Lom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frica/Luand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frica/Lubumbashi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frica/Lusak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frica/Malab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frica/Maput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frica/Maseru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frica/Mbaban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frica/Mogadishu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frica/Monrovia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frica/Nairobi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frica/Ndjamena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frica/Niamey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frica/Nouakchot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frica/Ouagadougou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frica/Porto-Novo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frica/Sao_Tom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frica/Tripoli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frica/Tunis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frica/Windhoek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merica/Adak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merica/Anchorag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merica/Anguilla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merica/Antigu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merica/Araguaina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merica/Argentina/Buenos_Aire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merica/Argentina/Catamarca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merica/Argentina/Cordoba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merica/Argentina/Jujuy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merica/Argentina/La_Rioja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merica/Argentina/Mendoza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merica/Argentina/Rio_Gallegos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merica/Argentina/Salt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merica/Argentina/San_Juan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merica/Argentina/San_Luis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merica/Argentina/Tucuman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merica/Argentina/Ushuaia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erica/Aruba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merica/Asuncion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merica/Atikokan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erica/Bahia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merica/Bahia_Banderas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merica/Barbados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merica/Belem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merica/Belize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merica/Blanc-Sablon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merica/Boa_Vista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merica/Bogota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merica/Boise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merica/Cambridge_Bay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merica/Campo_Grande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merica/Cancun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merica/Caraca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merica/Cayenne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merica/Cayman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merica/Chicag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merica/Chihuahua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merica/Costa_Rica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merica/Creston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America/Cuiaba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merica/Curacao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merica/Danmarkshavn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merica/Dawson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merica/Dawson_Creek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merica/Denver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merica/Detroit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merica/Dominica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merica/Edmonton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America/Eirunepe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merica/El_Salvador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merica/Fortaleza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merica/Fort_Nelson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America/Glace_Bay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America/Godthab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America/Goose_Bay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America/Grand_Turk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merica/Grenada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America/Guadeloup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merica/Guatemala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merica/Guayaquil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merica/Guyana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merica/Halifax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merica/Havana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merica/Hermosillo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merica/Indiana/Indianapolis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merica/Indiana/Knox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America/Indiana/Marengo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merica/Indiana/Petersburg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America/Indiana/Tell_City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America/Indiana/Vevay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merica/Indiana/Vincennes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America/Indiana/Winamac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merica/Inuvik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merica/Iqaluit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merica/Jamaica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merica/Juneau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merica/Kentucky/Louisville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merica/Kentucky/Monticello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America/Kralendijk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merica/La_Paz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America/Lima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merica/Los_Angeles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America/Lower_Princes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America/Maceio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merica/Managua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merica/Manaus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America/Marigot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merica/Martinique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merica/Matamoros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America/Mazatlan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merica/Menominee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merica/Merida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America/Metlakatla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merica/Mexico_City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merica/Miquelon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merica/Moncton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merica/Monterrey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merica/Montevideo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merica/Montreal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merica/Montserrat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merica/Nassau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merica/New_York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America/Nipigon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America/Nome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America/Noronha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merica/North_Dakota/Beulah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merica/North_Dakota/Center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merica/North_Dakota/New_Salem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merica/Nuuk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America/Ojinaga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merica/Panama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America/Pangnirtung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merica/Paramaribo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merica/Phoenix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America/Port-au-Prince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merica/Port_of_Spain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merica/Porto_Velho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merica/Puerto_Ric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merica/Punta_Arenas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merica/Rainy_River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merica/Rankin_Inlet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merica/Recife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merica/Regina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America/Resolute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merica/Rio_Branco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America/Santarem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merica/Santiag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merica/Santo_Domingo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merica/Sao_Paulo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America/Scoresbysund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America/Sitka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America/St_Barthelemy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merica/St_John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merica/St_Kitts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merica/St_Lucia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America/St_Thoma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America/St_Vincent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America/Swift_Current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America/Tegucigalpa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America/Thule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merica/Thunder_Bay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America/Tijuana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America/Toronto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America/Tortola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America/Vancouver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merica/Whitehorse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America/Winnipeg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America/Yakutat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America/Yellowknife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Antarctica/Casey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Antarctica/Davis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Antarctica/DumontDUrville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Antarctica/Macquarie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Antarctica/Mawson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Antarctica/McMurdo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ntarctica/Palmer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Antarctica/Rothera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Antarctica/Syowa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Antarctica/Troll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Antarctica/Vostok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Arctic/Longyearbyen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Asia/Aden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Asia/Almaty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Asia/Amman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Asia/Anadyr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Asia/Aqtau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Asia/Aqtobe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Asia/Ashgabat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Asia/Atyrau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Asia/Baghdad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sia/Bahrain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Asia/Baku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Asia/Bangkok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Asia/Barnaul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sia/Beirut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Asia/Bishkek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Asia/Brunei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Asia/Chita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Asia/Choibalsan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sia/Colombo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Asia/Damascu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sia/Dhaka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Asia/Dili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sia/Dubai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sia/Dushanbe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sia/Famagusta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sia/Gaza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Asia/Hebron</text:p>
          </table:table-cell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Asia/Ho_Chi_Minh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Asia/Hong_Kong</text:p>
          </table:table-cell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Asia/Hovd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Asia/Irkutsk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Asia/Jakarta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Asia/Jayapura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Asia/Jerusalem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Asia/Kabul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Asia/Kamchatka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Asia/Karachi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Asia/Kathmandu</text:p>
          </table:table-cell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Asia/Khandyga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Asia/Kolkata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Asia/Krasnoyarsk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sia/Kuala_Lumpur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Asia/Kuching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Asia/Kuwait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Asia/Macau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Asia/Magadan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Asia/Makassar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Asia/Manila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Asia/Muscat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Asia/Nicosia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sia/Novokuznetsk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sia/Novosibirsk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sia/Omsk</text:p>
          </table:table-cell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Asia/Oral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Asia/Phnom_Penh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Asia/Pontianak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Asia/Pyongyang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Asia/Qatar</text:p>
          </table:table-cell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Asia/Qyzylorda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Asia/Riyadh</text:p>
          </table:table-cell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Asia/Sakhalin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Asia/Samarkand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sia/Seoul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sia/Shanghai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Asia/Singapore</text:p>
          </table:table-cell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Asia/Srednekolymsk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Asia/Taipei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Asia/Tashkent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sia/Tbilisi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Asia/Tehran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Asia/Thimphu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Asia/Tokyo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Asia/Tomsk</text:p>
          </table:table-cell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Asia/Ulaanbaatar</text:p>
          </table:table-cell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Asia/Urumqi</text:p>
          </table:table-cell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Asia/Ust-Nera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sia/Vientiane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sia/Vladivostok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sia/Yakutsk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sia/Yangon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sia/Yekaterinburg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Asia/Yerevan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Atlantic/Azores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Atlantic/Bermuda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Atlantic/Canary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Atlantic/Cape_Verde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tlantic/Faroe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Atlantic/Madeira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Atlantic/Reykjavik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Atlantic/South_Georgia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Atlantic/Stanley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Atlantic/St_Helena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ustralia/Adelaide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ustralia/Brisbane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Australia/Broken_Hill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Australia/Currie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Australia/Darwin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Australia/Eucla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Australia/Hobart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ustralia/Lindeman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Australia/Lord_Howe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Australia/Melbourne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Australia/Perth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Australia/Sydney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Europe/Amsterdam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Europe/Andorra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Europe/Astrakhan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Europe/Athens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Europe/Belgrade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Europe/Berlin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Europe/Bratislava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urope/Brussels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Europe/Bucharest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Europe/Budapest</text:p>
          </table:table-cell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Europe/Busingen</text:p>
          </table:table-cell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Europe/Chisinau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Europe/Copenhagen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Europe/Dublin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Europe/Gibraltar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Europe/Guernsey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Europe/Helsinki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Europe/Isle_of_Man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Europe/Istanbul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Europe/Jersey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Europe/Kaliningrad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Europe/Kiev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Europe/Kirov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Europe/Lisbon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Europe/Ljubljana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Europe/London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Europe/Luxembourg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Europe/Madrid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Europe/Malta</text:p>
          </table:table-cell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Europe/Mariehamn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Europe/Minsk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Europe/Monaco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Europe/Moscow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Europe/Oslo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Europe/Paris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Europe/Podgorica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Europe/Prague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Europe/Riga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Europe/Rome</text:p>
          </table:table-cell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Europe/Samara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Europe/San_Marino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Europe/Sarajev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Europe/Saratov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Europe/Simferopol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Europe/Skopje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Europe/Sofia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Europe/Stockholm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Europe/Tallinn</text:p>
          </table:table-cell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Europe/Tirane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Europe/Ulyanovsk</text:p>
          </table:table-cell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Europe/Uzhgorod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Europe/Vaduz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Europe/Vatican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Europe/Vienna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Europe/Vilnius</text:p>
          </table:table-cell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Europe/Volgograd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Europe/Warsaw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Europe/Zagreb</text:p>
          </table:table-cell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Europe/Zaporozhye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Europe/Zurich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Indian/Antananarivo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Indian/Chagos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Indian/Christmas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Indian/Cocos</text:p>
          </table:table-cell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Indian/Comoro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Indian/Kerguelen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Indian/Mahe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Indian/Maldives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Indian/Mauritius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Indian/Mayotte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Indian/Reunion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acific/Apia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acific/Auckland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acific/Bougainville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Pacific/Chatham</text:p>
          </table:table-cell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Pacific/Chuuk</text:p>
          </table:table-cell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Pacific/Easter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Pacific/Efate</text:p>
          </table:table-cell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Pacific/Enderbury</text:p>
          </table:table-cell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Pacific/Fakaofo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acific/Fiji</text:p>
          </table:table-cell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Pacific/Funafuti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acific/Galapagos</text:p>
          </table:table-cell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acific/Gambier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acific/Guadalcanal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acific/Guam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acific/Honolulu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acific/Kiritimati</text:p>
          </table:table-cell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Pacific/Kosrae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acific/Kwajalein</text:p>
          </table:table-cell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Pacific/Majuro</text:p>
          </table:table-cell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Pacific/Marquesas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acific/Midway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acific/Nauru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Pacific/Niu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Pacific/Norfolk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Pacific/Noumea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acific/Pago_Pago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Pacific/Palau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Pacific/Pitcairn</text:p>
          </table:table-cell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Pacific/Pohnpei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Pacific/Port_Moresby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Pacific/Rarotonga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Pacific/Saipan</text:p>
          </table:table-cell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Pacific/Tahiti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Pacific/Tarawa</text:p>
          </table:table-cell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Pacific/Tongatapu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Pacific/Wake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Pacific/Wallis</text:p>
          </table:table-cell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Etc/GMT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Etc/GMT-0</text:p>
          </table:table-cell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Etc/GMT-1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Etc/GMT-2</text:p>
          </table:table-cell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Etc/GMT-3</text:p>
          </table:table-cell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Etc/GMT-4</text:p>
          </table:table-cell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Etc/GMT-5</text:p>
          </table:table-cell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Etc/GMT-6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Etc/GMT-7</text:p>
          </table:table-cell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Etc/GMT-8</text:p>
          </table:table-cell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Etc/GMT-9</text:p>
          </table:table-cell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Etc/GMT-10</text:p>
          </table:table-cell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Etc/GMT-11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Etc/GMT-12</text:p>
          </table:table-cell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Etc/GMT-13</text:p>
          </table:table-cell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Etc/GMT-14</text:p>
          </table:table-cell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Etc/GMT0</text:p>
          </table:table-cell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Etc/GMT+0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Etc/GMT+1</text:p>
          </table:table-cell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Etc/GMT+2</text:p>
          </table:table-cell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Etc/GMT+3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Etc/GMT+4</text:p>
          </table:table-cell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Etc/GMT+5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Etc/GMT+6</text:p>
          </table:table-cell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tc/GMT+7</text:p>
          </table:table-cell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Etc/GMT+8</text:p>
          </table:table-cell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Etc/GMT+9</text:p>
          </table:table-cell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Etc/GMT+10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tc/GMT+11</text:p>
          </table:table-cell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Etc/GMT+12</text:p>
          </table:table-cell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Etc/UCT</text:p>
          </table:table-cell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Etc/UTC</text:p>
          </table:table-cell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Etc/Greenwich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Etc/Universal</text:p>
          </table:table-cell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Etc/Zul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8">08.11.2022</text:date>, <text:time>22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Leschev</meta:initial-creator>
    <meta:creation-date>2022-11-08T22:36:12</meta:creation-date>
    <dc:date>2022-11-08T22:43:39</dc:date>
    <dc:creator>Sergey Leschev</dc:creator>
    <meta:editing-duration>PT7M28S</meta:editing-duration>
    <meta:editing-cycles>3</meta:editing-cycles>
    <meta:generator>OpenOffice/4.1.11$Unix OpenOffice.org_project/4111m1$Build-9808</meta:generator>
    <meta:document-statistic meta:table-count="3" meta:cell-count="3232" meta:object-count="0"/>
  </office:meta>
</office:document-meta>
</file>